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Noto Sans" svg:font-family="'Noto Sans'" style:font-family-generic="roman" style:font-pitch="variable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12cm" fo:min-width="5.74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18.658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T1" style:family="text">
      <style:text-properties fo:color="#000000" loext:opacity="100%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2" style:family="text">
      <style:text-properties fo:color="#000000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3" style:family="text">
      <style:text-properties fo:color="#000000" loext:opacity="10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838cm" svg:height="0.467cm" svg:x="9.899cm" svg:y="1.284cm">
          <draw:text-box>
            <text:p text:style-name="P1"><text:span text:style-name="T1">T</text:span><text:span text:style-name="T1">a</text:span><text:span text:style-name="T1">s</text:span><text:span text:style-name="T1">k</text:span><text:span text:style-name="T1"> </text:span><text:span text:style-name="T1">W</text:span><text:span text:style-name="T1">0</text:span><text:span text:style-name="T1">8</text:span></text:p>
          </draw:text-box>
        </draw:frame>
        <draw:frame draw:style-name="gr1" draw:text-style-name="P2" draw:layer="layout" svg:width="9.214cm" svg:height="0.467cm" svg:x="6.223cm" svg:y="2.258cm">
          <draw:text-box>
            <text:p text:style-name="P1"><text:span text:style-name="T1">Weekly </text:span><text:span text:style-name="T1">Contributio</text:span><text:span text:style-name="T1">n Report – </text:span><text:span text:style-name="T1">Multi-Class </text:span><text:span text:style-name="T1">Project</text:span></text:p>
          </draw:text-box>
        </draw:frame>
        <draw:frame draw:style-name="gr1" draw:text-style-name="P2" draw:layer="layout" svg:width="18.433cm" svg:height="0.467cm" svg:x="1.274cm" svg:y="3.231cm">
          <draw:text-box>
            <text:p text:style-name="P1"><text:span text:style-name="T2">This week, </text:span><text:span text:style-name="T2">everyone </text:span><text:span text:style-name="T2">must report </text:span><text:span text:style-name="T2">their </text:span><text:span text:style-name="T2">contributions </text:span><text:span text:style-name="T2">to our multi-</text:span><text:span text:style-name="T2">class project. </text:span><text:span text:style-name="T2">This is </text:span><text:span text:style-name="T2">informal, but </text:span><text:span text:style-name="T2">required. </text:span></text:p>
          </draw:text-box>
        </draw:frame>
        <draw:frame draw:style-name="gr1" draw:text-style-name="P2" draw:layer="layout" svg:width="18.551cm" svg:height="0.467cm" svg:x="1.274cm" svg:y="4.205cm">
          <draw:text-box>
            <text:p text:style-name="P1"><text:span text:style-name="T2">I know it is hard to </text:span><text:span text:style-name="T2">get started. <text:s/>Right </text:span><text:span text:style-name="T2">now, we feel stuck </text:span><text:span text:style-name="T2">because the </text:span><text:span text:style-name="T2">project feels big. </text:span><text:span text:style-name="T2">Big projects don’t </text:span><text:span text:style-name="T2">start </text:span></text:p>
          </draw:text-box>
        </draw:frame>
        <draw:frame draw:style-name="gr1" draw:text-style-name="P2" draw:layer="layout" svg:width="16.197cm" svg:height="0.467cm" svg:x="1.274cm" svg:y="4.692cm">
          <draw:text-box>
            <text:p text:style-name="P1"><text:span text:style-name="T2">b</text:span><text:span text:style-name="T2">i</text:span><text:span text:style-name="T2">g</text:span><text:span text:style-name="T2">. </text:span><text:span text:style-name="T2">T</text:span><text:span text:style-name="T2">h</text:span><text:span text:style-name="T2">e</text:span><text:span text:style-name="T2">y</text:span><text:span text:style-name="T2"> </text:span><text:span text:style-name="T2">s</text:span><text:span text:style-name="T2">t</text:span><text:span text:style-name="T2">a</text:span><text:span text:style-name="T2">r</text:span><text:span text:style-name="T2">t </text:span><text:span text:style-name="T2">m</text:span><text:span text:style-name="T2">e</text:span><text:span text:style-name="T2">s</text:span><text:span text:style-name="T2">s</text:span><text:span text:style-name="T2">y</text:span><text:span text:style-name="T2">. </text:span><text:span text:style-name="T2">N</text:span><text:span text:style-name="T2">o</text:span><text:span text:style-name="T2"> </text:span><text:span text:style-name="T2">o</text:span><text:span text:style-name="T2">n</text:span><text:span text:style-name="T2">e</text:span><text:span text:style-name="T2"> </text:span><text:span text:style-name="T2">s</text:span><text:span text:style-name="T2">h</text:span><text:span text:style-name="T2">o</text:span><text:span text:style-name="T2">u</text:span><text:span text:style-name="T2">l</text:span><text:span text:style-name="T2">d</text:span><text:span text:style-name="T2"> </text:span><text:span text:style-name="T2">w</text:span><text:span text:style-name="T2">a</text:span><text:span text:style-name="T2">i</text:span><text:span text:style-name="T2">t </text:span><text:span text:style-name="T2">f</text:span><text:span text:style-name="T2">o</text:span><text:span text:style-name="T2">r </text:span><text:span text:style-name="T2">t</text:span><text:span text:style-name="T2">h</text:span><text:span text:style-name="T2">e</text:span><text:span text:style-name="T2"> </text:span><text:span text:style-name="T2">p</text:span><text:span text:style-name="T2">e</text:span><text:span text:style-name="T2">r</text:span><text:span text:style-name="T2">f</text:span><text:span text:style-name="T2">e</text:span><text:span text:style-name="T2">c</text:span><text:span text:style-name="T2">t </text:span><text:span text:style-name="T2">i</text:span><text:span text:style-name="T2">d</text:span><text:span text:style-name="T2">e</text:span><text:span text:style-name="T2">a</text:span><text:span text:style-name="T2">. </text:span><text:span text:style-name="T2">W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i</text:span><text:span text:style-name="T2">n</text:span><text:span text:style-name="T2">g</text:span><text:span text:style-name="T2"> </text:span><text:span text:style-name="T2">c</text:span><text:span text:style-name="T2">l</text:span><text:span text:style-name="T2">a</text:span><text:span text:style-name="T2">y</text:span><text:span text:style-name="T2">, </text:span><text:span text:style-name="T2">n</text:span><text:span text:style-name="T2">o</text:span><text:span text:style-name="T2">t </text:span><text:span text:style-name="T2">m</text:span><text:span text:style-name="T2">a</text:span><text:span text:style-name="T2">r</text:span><text:span text:style-name="T2">b</text:span><text:span text:style-name="T2">l</text:span><text:span text:style-name="T2">e</text:span><text:span text:style-name="T2">.</text:span></text:p>
          </draw:text-box>
        </draw:frame>
        <draw:frame draw:style-name="gr1" draw:text-style-name="P2" draw:layer="layout" svg:width="17.828cm" svg:height="0.467cm" svg:x="1.274cm" svg:y="5.666cm">
          <draw:text-box>
            <text:p text:style-name="P1"><text:span text:style-name="T2">Momentum creates clarity. If everyone waits for someone else to define the direction, nothing happens. If </text:span></text:p>
          </draw:text-box>
        </draw:frame>
        <draw:frame draw:style-name="gr1" draw:text-style-name="P2" draw:layer="layout" svg:width="18.011cm" svg:height="0.467cm" svg:x="1.274cm" svg:y="6.152cm">
          <draw:text-box>
            <text:p text:style-name="P1"><text:span text:style-name="T2">e</text:span><text:span text:style-name="T2">v</text:span><text:span text:style-name="T2">e</text:span><text:span text:style-name="T2">r</text:span><text:span text:style-name="T2">y</text:span><text:span text:style-name="T2">o</text:span><text:span text:style-name="T2">n</text:span><text:span text:style-name="T2">e</text:span><text:span text:style-name="T2"> </text:span><text:span text:style-name="T2">p</text:span><text:span text:style-name="T2">u</text:span><text:span text:style-name="T2">t</text:span><text:span text:style-name="T2">s</text:span><text:span text:style-name="T2"> </text:span><text:span text:style-name="T2">s</text:span><text:span text:style-name="T2">o</text:span><text:span text:style-name="T2">m</text:span><text:span text:style-name="T2">e</text:span><text:span text:style-name="T2">t</text:span><text:span text:style-name="T2">h</text:span><text:span text:style-name="T2">i</text:span><text:span text:style-name="T2">n</text:span><text:span text:style-name="T2">g</text:span><text:span text:style-name="T2"> </text:span><text:span text:style-name="T2">i</text:span><text:span text:style-name="T2">m</text:span><text:span text:style-name="T2">p</text:span><text:span text:style-name="T2">e</text:span><text:span text:style-name="T2">r</text:span><text:span text:style-name="T2">f</text:span><text:span text:style-name="T2">e</text:span><text:span text:style-name="T2">c</text:span><text:span text:style-name="T2">t </text:span><text:span text:style-name="T2">i</text:span><text:span text:style-name="T2">n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, </text:span><text:span text:style-name="T2">t</text:span><text:span text:style-name="T2">h</text:span><text:span text:style-name="T2">e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e</text:span><text:span text:style-name="T2">m</text:span><text:span text:style-name="T2">e</text:span><text:span text:style-name="T2">r</text:span><text:span text:style-name="T2">g</text:span><text:span text:style-name="T2">e</text:span><text:span text:style-name="T2">s</text:span><text:span text:style-name="T2">. </text:span><text:span text:style-name="T2">T</text:span><text:span text:style-name="T2">h</text:span><text:span text:style-name="T2">i</text:span><text:span text:style-name="T2">s</text:span><text:span text:style-name="T2"> </text:span><text:span text:style-name="T2">i</text:span><text:span text:style-name="T2">s</text:span><text:span text:style-name="T2"> </text:span><text:span text:style-name="T2">h</text:span><text:span text:style-name="T2">o</text:span><text:span text:style-name="T2">w</text:span><text:span text:style-name="T2"> </text:span><text:span text:style-name="T2">r</text:span><text:span text:style-name="T2">e</text:span><text:span text:style-name="T2">a</text:span><text:span text:style-name="T2">l </text:span><text:span text:style-name="T2">s</text:span><text:span text:style-name="T2">o</text:span><text:span text:style-name="T2">f</text:span><text:span text:style-name="T2">t</text:span><text:span text:style-name="T2">w</text:span><text:span text:style-name="T2">a</text:span><text:span text:style-name="T2">r</text:span><text:span text:style-name="T2">e</text:span><text:span text:style-name="T2"> </text:span><text:span text:style-name="T2">t</text:span><text:span text:style-name="T2">e</text:span><text:span text:style-name="T2">a</text:span><text:span text:style-name="T2">m</text:span><text:span text:style-name="T2">s</text:span><text:span text:style-name="T2"> </text:span></text:p>
          </draw:text-box>
        </draw:frame>
        <draw:frame draw:style-name="gr1" draw:text-style-name="P2" draw:layer="layout" svg:width="6.335cm" svg:height="0.467cm" svg:x="1.274cm" svg:y="6.639cm">
          <draw:text-box>
            <text:p text:style-name="P1"><text:span text:style-name="T2">operate with entirely new </text:span><text:span text:style-name="T2">game ideas.</text:span></text:p>
          </draw:text-box>
        </draw:frame>
        <draw:frame draw:style-name="gr1" draw:text-style-name="P2" draw:layer="layout" svg:width="18.621cm" svg:height="0.467cm" svg:x="1.274cm" svg:y="7.613cm">
          <draw:text-box>
            <text:p text:style-name="P1"><text:span text:style-name="T2">T</text:span><text:span text:style-name="T2">h</text:span><text:span text:style-name="T2">i</text:span><text:span text:style-name="T2">s</text:span><text:span text:style-name="T2"> </text:span><text:span text:style-name="T2">w</text:span><text:span text:style-name="T2">e</text:span><text:span text:style-name="T2">e</text:span><text:span text:style-name="T2">k</text:span><text:span text:style-name="T2">, </text:span><text:span text:style-name="T2">I </text:span><text:span text:style-name="T2">d</text:span><text:span text:style-name="T2">o</text:span><text:span text:style-name="T2">n</text:span><text:span text:style-name="T2">’</text:span><text:span text:style-name="T2">t </text:span><text:span text:style-name="T2">w</text:span><text:span text:style-name="T2">a</text:span><text:span text:style-name="T2">n</text:span><text:span text:style-name="T2">t </text:span><text:span text:style-name="T2">p</text:span><text:span text:style-name="T2">o</text:span><text:span text:style-name="T2">l</text:span><text:span text:style-name="T2">i</text:span><text:span text:style-name="T2">s</text:span><text:span text:style-name="T2">h</text:span><text:span text:style-name="T2">, </text:span><text:span text:style-name="T2">b</text:span><text:span text:style-name="T2">u</text:span><text:span text:style-name="T2">t </text:span><text:span text:style-name="T2">I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l</text:span><text:span text:style-name="T2">i</text:span><text:span text:style-name="T2">k</text:span><text:span text:style-name="T2">e</text:span><text:span text:style-name="T2"> </text:span><text:span text:style-name="T2">a</text:span><text:span text:style-name="T2">r</text:span><text:span text:style-name="T2">t</text:span><text:span text:style-name="T2">i</text:span><text:span text:style-name="T2">f</text:span><text:span text:style-name="T2">a</text:span><text:span text:style-name="T2">c</text:span><text:span text:style-name="T2">t</text:span><text:span text:style-name="T2">s</text:span><text:span text:style-name="T2">. </text:span><text:span text:style-name="T2">P</text:span><text:span text:style-name="T2">u</text:span><text:span text:style-name="T2">t </text:span><text:span text:style-name="T2">s</text:span><text:span text:style-name="T2">o</text:span><text:span text:style-name="T2">m</text:span><text:span text:style-name="T2">e</text:span><text:span text:style-name="T2">t</text:span><text:span text:style-name="T2">h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p</text:span><text:span text:style-name="T2">o</text:span><text:span text:style-name="T2">. </text:span><text:span text:style-name="T2">P</text:span><text:span text:style-name="T2">u</text:span><text:span text:style-name="T2">t </text:span><text:span text:style-name="T2">s</text:span><text:span text:style-name="T2">o</text:span><text:span text:style-name="T2">m</text:span><text:span text:style-name="T2">e</text:span><text:span text:style-name="T2">t</text:span><text:span text:style-name="T2">h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 </text:span><text:span text:style-name="T2">D</text:span><text:span text:style-name="T2">i</text:span><text:span text:style-name="T2">s</text:span><text:span text:style-name="T2">c</text:span><text:span text:style-name="T2">o</text:span><text:span text:style-name="T2">r</text:span><text:span text:style-name="T2">d</text:span><text:span text:style-name="T2">. </text:span></text:p>
          </draw:text-box>
        </draw:frame>
        <draw:frame draw:style-name="gr1" draw:text-style-name="P2" draw:layer="layout" svg:width="18.875cm" svg:height="0.467cm" svg:x="1.274cm" svg:y="8.1cm">
          <draw:text-box>
            <text:p text:style-name="P1"><text:span text:style-name="T2">Create something others can react to. The only wrong move right now </text:span><text:span text:style-name="T2">is doing nothing. Get things out there and </text:span></text:p>
          </draw:text-box>
        </draw:frame>
        <draw:frame draw:style-name="gr1" draw:text-style-name="P2" draw:layer="layout" svg:width="14.511cm" svg:height="0.467cm" svg:x="1.274cm" svg:y="8.587cm">
          <draw:text-box>
            <text:p text:style-name="P1"><text:span text:style-name="T2">I </text:span><text:span text:style-name="T2">b</text:span><text:span text:style-name="T2">e</text:span><text:span text:style-name="T2">t </text:span><text:span text:style-name="T2">y</text:span><text:span text:style-name="T2">o</text:span><text:span text:style-name="T2">u</text:span><text:span text:style-name="T2"> </text:span><text:span text:style-name="T2">w</text:span><text:span text:style-name="T2">i</text:span><text:span text:style-name="T2">l</text:span><text:span text:style-name="T2">l </text:span><text:span text:style-name="T2">s</text:span><text:span text:style-name="T2">e</text:span><text:span text:style-name="T2">e</text:span><text:span text:style-name="T2"> </text:span><text:span text:style-name="T2">i</text:span><text:span text:style-name="T2">t </text:span><text:span text:style-name="T2">g</text:span><text:span text:style-name="T2">r</text:span><text:span text:style-name="T2">o</text:span><text:span text:style-name="T2">w</text:span><text:span text:style-name="T2"> </text:span><text:span text:style-name="T2">f</text:span><text:span text:style-name="T2">a</text:span><text:span text:style-name="T2">s</text:span><text:span text:style-name="T2">t</text:span><text:span text:style-name="T2">. </text:span><text:span text:style-name="T2">P</text:span><text:span text:style-name="T2">a</text:span><text:span text:style-name="T2">g</text:span><text:span text:style-name="T2">e</text:span><text:span text:style-name="T2"> </text:span><text:span text:style-name="T2">2</text:span><text:span text:style-name="T2"> </text:span><text:span text:style-name="T2">h</text:span><text:span text:style-name="T2">a</text:span><text:span text:style-name="T2">s</text:span><text:span text:style-name="T2"> </text:span><text:span text:style-name="T2">s</text:span><text:span text:style-name="T2">o</text:span><text:span text:style-name="T2">m</text:span><text:span text:style-name="T2">e</text:span><text:span text:style-name="T2"> </text:span><text:span text:style-name="T2">t</text:span><text:span text:style-name="T2">i</text:span><text:span text:style-name="T2">p</text:span><text:span text:style-name="T2">s</text:span><text:span text:style-name="T2"> </text:span><text:span text:style-name="T2">f</text:span><text:span text:style-name="T2">o</text:span><text:span text:style-name="T2">r </text:span><text:span text:style-name="T2">a</text:span><text:span text:style-name="T2">p</text:span><text:span text:style-name="T2">p</text:span><text:span text:style-name="T2">r</text:span><text:span text:style-name="T2">o</text:span><text:span text:style-name="T2">a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a</text:span><text:span text:style-name="T2"> </text:span><text:span text:style-name="T2">p</text:span><text:span text:style-name="T2">r</text:span><text:span text:style-name="T2">o</text:span><text:span text:style-name="T2">j</text:span><text:span text:style-name="T2">e</text:span><text:span text:style-name="T2">c</text:span><text:span text:style-name="T2">t </text:span><text:span text:style-name="T2">l</text:span><text:span text:style-name="T2">i</text:span><text:span text:style-name="T2">k</text:span><text:span text:style-name="T2">e</text:span><text:span text:style-name="T2"> </text:span><text:span text:style-name="T2">t</text:span><text:span text:style-name="T2">h</text:span><text:span text:style-name="T2">i</text:span><text:span text:style-name="T2">s</text:span><text:span text:style-name="T2">.</text:span></text:p>
          </draw:text-box>
        </draw:frame>
        <draw:frame draw:style-name="gr1" draw:text-style-name="P2" draw:layer="layout" svg:width="5.915cm" svg:height="0.467cm" svg:x="1.274cm" svg:y="9.56cm">
          <draw:text-box>
            <text:p text:style-name="P1"><text:span text:style-name="T1">What Counts as a Contribution?</text:span></text:p>
          </draw:text-box>
        </draw:frame>
        <draw:frame draw:style-name="gr1" draw:text-style-name="P2" draw:layer="layout" svg:width="10.016cm" svg:height="0.467cm" svg:x="1.274cm" svg:y="10.534cm">
          <draw:text-box>
            <text:p text:style-name="P1"><text:span text:style-name="T2">Contributions are not </text:span><text:span text:style-name="T2">limited to writing code. </text:span><text:span text:style-name="T2">They include:</text:span></text:p>
          </draw:text-box>
        </draw:frame>
        <draw:frame draw:style-name="gr1" draw:text-style-name="P2" draw:layer="layout" svg:width="0.422cm" svg:height="0.422cm" svg:x="1.909cm" svg:y="11.108cm">
          <draw:text-box>
            <text:p text:style-name="P1"><text:span text:style-name="T3">•</text:span></text:p>
          </draw:text-box>
        </draw:frame>
        <draw:frame draw:style-name="gr1" draw:text-style-name="P2" draw:layer="layout" svg:width="6.002cm" svg:height="0.467cm" svg:x="2.544cm" svg:y="11.021cm">
          <draw:text-box>
            <text:p text:style-name="P1"><text:span text:style-name="T2">Designing a class (even just a draft)</text:span></text:p>
          </draw:text-box>
        </draw:frame>
        <draw:frame draw:style-name="gr1" draw:text-style-name="P2" draw:layer="layout" svg:width="0.422cm" svg:height="0.422cm" svg:x="1.909cm" svg:y="11.595cm">
          <draw:text-box>
            <text:p text:style-name="P1"><text:span text:style-name="T3">•</text:span></text:p>
          </draw:text-box>
        </draw:frame>
        <draw:frame draw:style-name="gr1" draw:text-style-name="P2" draw:layer="layout" svg:width="4.121cm" svg:height="0.467cm" svg:x="2.544cm" svg:y="11.508cm">
          <draw:text-box>
            <text:p text:style-name="P1"><text:span text:style-name="T2">C</text:span><text:span text:style-name="T2">r</text:span><text:span text:style-name="T2">e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U</text:span><text:span text:style-name="T2">M</text:span><text:span text:style-name="T2">L</text:span><text:span text:style-name="T2"> </text:span><text:span text:style-name="T2">d</text:span><text:span text:style-name="T2">i</text:span><text:span text:style-name="T2">a</text:span><text:span text:style-name="T2">g</text:span><text:span text:style-name="T2">r</text:span><text:span text:style-name="T2">a</text:span><text:span text:style-name="T2">m</text:span><text:span text:style-name="T2">s</text:span></text:p>
          </draw:text-box>
        </draw:frame>
        <draw:frame draw:style-name="gr1" draw:text-style-name="P2" draw:layer="layout" svg:width="0.422cm" svg:height="0.422cm" svg:x="1.909cm" svg:y="12.082cm">
          <draw:text-box>
            <text:p text:style-name="P1"><text:span text:style-name="T3">•</text:span></text:p>
          </draw:text-box>
        </draw:frame>
        <draw:frame draw:style-name="gr1" draw:text-style-name="P2" draw:layer="layout" svg:width="3.391cm" svg:height="0.467cm" svg:x="2.544cm" svg:y="11.994cm">
          <draw:text-box>
            <text:p text:style-name="P1"><text:span text:style-name="T2">Writing pseudocode</text:span></text:p>
          </draw:text-box>
        </draw:frame>
        <draw:frame draw:style-name="gr1" draw:text-style-name="P2" draw:layer="layout" svg:width="0.422cm" svg:height="0.422cm" svg:x="1.909cm" svg:y="12.569cm">
          <draw:text-box>
            <text:p text:style-name="P1"><text:span text:style-name="T3">•</text:span></text:p>
          </draw:text-box>
        </draw:frame>
        <draw:frame draw:style-name="gr1" draw:text-style-name="P2" draw:layer="layout" svg:width="4.947cm" svg:height="0.467cm" svg:x="2.544cm" svg:y="12.481cm">
          <draw:text-box>
            <text:p text:style-name="P1"><text:span text:style-name="T2">R</text:span><text:span text:style-name="T2">e</text:span><text:span text:style-name="T2">s</text:span><text:span text:style-name="T2">e</text:span><text:span text:style-name="T2">a</text:span><text:span text:style-name="T2">r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g</text:span><text:span text:style-name="T2">a</text:span><text:span text:style-name="T2">m</text:span><text:span text:style-name="T2">e</text:span><text:span text:style-name="T2"> </text:span><text:span text:style-name="T2">m</text:span><text:span text:style-name="T2">e</text:span><text:span text:style-name="T2">c</text:span><text:span text:style-name="T2">h</text:span><text:span text:style-name="T2">a</text:span><text:span text:style-name="T2">n</text:span><text:span text:style-name="T2">i</text:span><text:span text:style-name="T2">c</text:span><text:span text:style-name="T2">s</text:span></text:p>
          </draw:text-box>
        </draw:frame>
        <draw:frame draw:style-name="gr1" draw:text-style-name="P2" draw:layer="layout" svg:width="0.422cm" svg:height="0.422cm" svg:x="1.909cm" svg:y="13.056cm">
          <draw:text-box>
            <text:p text:style-name="P1"><text:span text:style-name="T3">•</text:span></text:p>
          </draw:text-box>
        </draw:frame>
        <draw:frame draw:style-name="gr1" draw:text-style-name="P2" draw:layer="layout" svg:width="3.363cm" svg:height="0.467cm" svg:x="2.544cm" svg:y="12.968cm">
          <draw:text-box>
            <text:p text:style-name="P1"><text:span text:style-name="T2">Defining game rules</text:span></text:p>
          </draw:text-box>
        </draw:frame>
        <draw:frame draw:style-name="gr1" draw:text-style-name="P2" draw:layer="layout" svg:width="0.422cm" svg:height="0.422cm" svg:x="1.909cm" svg:y="13.543cm">
          <draw:text-box>
            <text:p text:style-name="P1"><text:span text:style-name="T3">•</text:span></text:p>
          </draw:text-box>
        </draw:frame>
        <draw:frame draw:style-name="gr1" draw:text-style-name="P2" draw:layer="layout" svg:width="4.276cm" svg:height="0.467cm" svg:x="2.544cm" svg:y="13.455cm">
          <draw:text-box>
            <text:p text:style-name="P1"><text:span text:style-name="T2">Designing the </text:span><text:span text:style-name="T2">data model</text:span></text:p>
          </draw:text-box>
        </draw:frame>
        <draw:frame draw:style-name="gr1" draw:text-style-name="P2" draw:layer="layout" svg:width="0.422cm" svg:height="0.422cm" svg:x="1.909cm" svg:y="14.029cm">
          <draw:text-box>
            <text:p text:style-name="P1"><text:span text:style-name="T3">•</text:span></text:p>
          </draw:text-box>
        </draw:frame>
        <draw:frame draw:style-name="gr1" draw:text-style-name="P2" draw:layer="layout" svg:width="6.599cm" svg:height="0.467cm" svg:x="2.544cm" svg:y="13.942cm">
          <draw:text-box>
            <text:p text:style-name="P1"><text:span text:style-name="T2">Creating placeholder art or UI sketches</text:span></text:p>
          </draw:text-box>
        </draw:frame>
        <draw:frame draw:style-name="gr1" draw:text-style-name="P2" draw:layer="layout" svg:width="0.422cm" svg:height="0.422cm" svg:x="1.909cm" svg:y="14.516cm">
          <draw:text-box>
            <text:p text:style-name="P1"><text:span text:style-name="T3">•</text:span></text:p>
          </draw:text-box>
        </draw:frame>
        <draw:frame draw:style-name="gr1" draw:text-style-name="P2" draw:layer="layout" svg:width="3.91cm" svg:height="0.467cm" svg:x="2.544cm" svg:y="14.429cm">
          <draw:text-box>
            <text:p text:style-name="P1"><text:span text:style-name="T2">Writing </text:span><text:span text:style-name="T2">documentation</text:span></text:p>
          </draw:text-box>
        </draw:frame>
        <draw:frame draw:style-name="gr1" draw:text-style-name="P2" draw:layer="layout" svg:width="0.422cm" svg:height="0.422cm" svg:x="1.909cm" svg:y="15.003cm">
          <draw:text-box>
            <text:p text:style-name="P1"><text:span text:style-name="T3">•</text:span></text:p>
          </draw:text-box>
        </draw:frame>
        <draw:frame draw:style-name="gr1" draw:text-style-name="P2" draw:layer="layout" svg:width="4.144cm" svg:height="0.467cm" svg:x="2.544cm" svg:y="14.915cm">
          <draw:text-box>
            <text:p text:style-name="P1"><text:span text:style-name="T2">Setting up repo structure</text:span></text:p>
          </draw:text-box>
        </draw:frame>
        <draw:frame draw:style-name="gr1" draw:text-style-name="P2" draw:layer="layout" svg:width="0.422cm" svg:height="0.422cm" svg:x="1.909cm" svg:y="15.49cm">
          <draw:text-box>
            <text:p text:style-name="P1"><text:span text:style-name="T3">•</text:span></text:p>
          </draw:text-box>
        </draw:frame>
        <draw:frame draw:style-name="gr1" draw:text-style-name="P2" draw:layer="layout" svg:width="4.312cm" svg:height="0.467cm" svg:x="2.544cm" svg:y="15.402cm">
          <draw:text-box>
            <text:p text:style-name="P1"><text:span text:style-name="T2">Refactoring existing code</text:span></text:p>
          </draw:text-box>
        </draw:frame>
        <draw:frame draw:style-name="gr1" draw:text-style-name="P2" draw:layer="layout" svg:width="0.422cm" svg:height="0.422cm" svg:x="1.909cm" svg:y="15.977cm">
          <draw:text-box>
            <text:p text:style-name="P1"><text:span text:style-name="T3">•</text:span></text:p>
          </draw:text-box>
        </draw:frame>
        <draw:frame draw:style-name="gr1" draw:text-style-name="P2" draw:layer="layout" svg:width="4.881cm" svg:height="0.467cm" svg:x="2.544cm" svg:y="15.889cm">
          <draw:text-box>
            <text:p text:style-name="P1"><text:span text:style-name="T2">Creating issues in the tracker</text:span></text:p>
          </draw:text-box>
        </draw:frame>
        <draw:frame draw:style-name="gr1" draw:text-style-name="P2" draw:layer="layout" svg:width="0.422cm" svg:height="0.422cm" svg:x="1.909cm" svg:y="16.464cm">
          <draw:text-box>
            <text:p text:style-name="P1"><text:span text:style-name="T3">•</text:span></text:p>
          </draw:text-box>
        </draw:frame>
        <draw:frame draw:style-name="gr1" draw:text-style-name="P2" draw:layer="layout" svg:width="5.118cm" svg:height="0.467cm" svg:x="2.544cm" svg:y="16.376cm">
          <draw:text-box>
            <text:p text:style-name="P1"><text:span text:style-name="T2">Testing and documenting bugs</text:span></text:p>
          </draw:text-box>
        </draw:frame>
        <draw:frame draw:style-name="gr1" draw:text-style-name="P2" draw:layer="layout" svg:width="0.422cm" svg:height="0.422cm" svg:x="1.909cm" svg:y="16.95cm">
          <draw:text-box>
            <text:p text:style-name="P1"><text:span text:style-name="T3">•</text:span></text:p>
          </draw:text-box>
        </draw:frame>
        <draw:frame draw:style-name="gr1" draw:text-style-name="P2" draw:layer="layout" svg:width="5.996cm" svg:height="0.467cm" svg:x="2.544cm" svg:y="16.863cm">
          <draw:text-box>
            <text:p text:style-name="P1"><text:span text:style-name="T2">Posting design proposals in Discord</text:span></text:p>
          </draw:text-box>
        </draw:frame>
        <draw:frame draw:style-name="gr1" draw:text-style-name="P2" draw:layer="layout" svg:width="0.422cm" svg:height="0.422cm" svg:x="1.909cm" svg:y="17.437cm">
          <draw:text-box>
            <text:p text:style-name="P1"><text:span text:style-name="T3">•</text:span></text:p>
          </draw:text-box>
        </draw:frame>
        <draw:frame draw:style-name="gr1" draw:text-style-name="P2" draw:layer="layout" svg:width="10.626cm" svg:height="0.467cm" svg:x="2.544cm" svg:y="17.35cm">
          <draw:text-box>
            <text:p text:style-name="P1"><text:span text:style-name="T2">Reviewing someone else’s work and giving structured feedback</text:span></text:p>
          </draw:text-box>
        </draw:frame>
        <draw:frame draw:style-name="gr1" draw:text-style-name="P2" draw:layer="layout" svg:width="6.96cm" svg:height="0.467cm" svg:x="1.274cm" svg:y="18.323cm">
          <draw:text-box>
            <text:p text:style-name="P1"><text:span text:style-name="T2">If it moves the project forward, it counts.</text:span></text:p>
          </draw:text-box>
        </draw:frame>
        <draw:frame draw:style-name="gr1" draw:text-style-name="P2" draw:layer="layout" svg:width="4.679cm" svg:height="0.467cm" svg:x="1.274cm" svg:y="19.297cm">
          <draw:text-box>
            <text:p text:style-name="P1"><text:span text:style-name="T1">If You’ve Been Waiting…</text:span></text:p>
          </draw:text-box>
        </draw:frame>
        <draw:frame draw:style-name="gr1" draw:text-style-name="P2" draw:layer="layout" svg:width="5.031cm" svg:height="0.467cm" svg:x="1.274cm" svg:y="20.271cm">
          <draw:text-box>
            <text:p text:style-name="P1"><text:span text:style-name="T2">Do not wait for someone else.</text:span></text:p>
          </draw:text-box>
        </draw:frame>
        <draw:frame draw:style-name="gr1" draw:text-style-name="P2" draw:layer="layout" svg:width="0.422cm" svg:height="0.422cm" svg:x="1.909cm" svg:y="20.845cm">
          <draw:text-box>
            <text:p text:style-name="P1"><text:span text:style-name="T3">•</text:span></text:p>
          </draw:text-box>
        </draw:frame>
        <draw:frame draw:style-name="gr1" draw:text-style-name="P2" draw:layer="layout" svg:width="7.111cm" svg:height="0.467cm" svg:x="2.544cm" svg:y="20.757cm">
          <draw:text-box>
            <text:p text:style-name="P1"><text:span text:style-name="T2">If the game idea is vague, define part of it.</text:span></text:p>
          </draw:text-box>
        </draw:frame>
        <draw:frame draw:style-name="gr1" draw:text-style-name="P2" draw:layer="layout" svg:width="0.422cm" svg:height="0.422cm" svg:x="1.909cm" svg:y="21.332cm">
          <draw:text-box>
            <text:p text:style-name="P1"><text:span text:style-name="T3">•</text:span></text:p>
          </draw:text-box>
        </draw:frame>
        <draw:frame draw:style-name="gr1" draw:text-style-name="P2" draw:layer="layout" svg:width="6.359cm" svg:height="0.467cm" svg:x="2.544cm" svg:y="21.244cm">
          <draw:text-box>
            <text:p text:style-name="P1"><text:span text:style-name="T2">If there are no classes yet, design one.</text:span></text:p>
          </draw:text-box>
        </draw:frame>
        <draw:frame draw:style-name="gr1" draw:text-style-name="P2" draw:layer="layout" svg:width="0.422cm" svg:height="0.422cm" svg:x="1.909cm" svg:y="21.819cm">
          <draw:text-box>
            <text:p text:style-name="P1"><text:span text:style-name="T3">•</text:span></text:p>
          </draw:text-box>
        </draw:frame>
        <draw:frame draw:style-name="gr1" draw:text-style-name="P2" draw:layer="layout" svg:width="6.62cm" svg:height="0.467cm" svg:x="2.544cm" svg:y="21.731cm">
          <draw:text-box>
            <text:p text:style-name="P1"><text:span text:style-name="T2">If there is no architecture, propose one.</text:span></text:p>
          </draw:text-box>
        </draw:frame>
        <draw:frame draw:style-name="gr1" draw:text-style-name="P2" draw:layer="layout" svg:width="0.422cm" svg:height="0.422cm" svg:x="1.909cm" svg:y="22.306cm">
          <draw:text-box>
            <text:p text:style-name="P1"><text:span text:style-name="T3">•</text:span></text:p>
          </draw:text-box>
        </draw:frame>
        <draw:frame draw:style-name="gr1" draw:text-style-name="P2" draw:layer="layout" svg:width="6.585cm" svg:height="0.467cm" svg:x="2.544cm" svg:y="22.218cm">
          <draw:text-box>
            <text:p text:style-name="P1"><text:span text:style-name="T2">If there is no data structure, create one.</text:span></text:p>
          </draw:text-box>
        </draw:frame>
        <draw:frame draw:style-name="gr1" draw:text-style-name="P2" draw:layer="layout" svg:width="11.753cm" svg:height="0.467cm" svg:x="1.274cm" svg:y="23.192cm">
          <draw:text-box>
            <text:p text:style-name="P1"><text:span text:style-name="T2">Large projects start with imperfect pieces. Momentum creates clarity.</text:span></text:p>
          </draw:text-box>
        </draw:frame>
        <draw:frame draw:style-name="gr1" draw:text-style-name="P2" draw:layer="layout" svg:width="4.041cm" svg:height="0.467cm" svg:x="1.274cm" svg:y="24.165cm">
          <draw:text-box>
            <text:p text:style-name="P1"><text:span text:style-name="T1">End-of-Semester Goal</text:span></text:p>
          </draw:text-box>
        </draw:frame>
        <draw:frame draw:style-name="gr1" draw:text-style-name="P2" draw:layer="layout" svg:width="7.451cm" svg:height="0.467cm" svg:x="1.274cm" svg:y="25.139cm">
          <draw:text-box>
            <text:p text:style-name="P1"><text:span text:style-name="T2">By the end of this semester, we should have:</text:span></text:p>
          </draw:text-box>
        </draw:frame>
        <draw:frame draw:style-name="gr1" draw:text-style-name="P2" draw:layer="layout" svg:width="1.682cm" svg:height="0.467cm" svg:x="9.959cm" svg:y="26.197cm">
          <draw:text-box>
            <text:p text:style-name="P1"><text:span text:style-name="T2">Page 1 / 3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22cm" svg:height="0.422cm" svg:x="1.909cm" svg:y="1.372cm">
          <draw:text-box>
            <text:p text:style-name="P1"><text:span text:style-name="T3">•</text:span></text:p>
          </draw:text-box>
        </draw:frame>
        <draw:frame draw:style-name="gr1" draw:text-style-name="P2" draw:layer="layout" svg:width="3.249cm" svg:height="0.467cm" svg:x="2.544cm" svg:y="1.284cm">
          <draw:text-box>
            <text:p text:style-name="P1"><text:span text:style-name="T2">A defined direction</text:span></text:p>
          </draw:text-box>
        </draw:frame>
        <draw:frame draw:style-name="gr1" draw:text-style-name="P2" draw:layer="layout" svg:width="0.422cm" svg:height="0.422cm" svg:x="1.909cm" svg:y="1.859cm">
          <draw:text-box>
            <text:p text:style-name="P1"><text:span text:style-name="T3">•</text:span></text:p>
          </draw:text-box>
        </draw:frame>
        <draw:frame draw:style-name="gr1" draw:text-style-name="P2" draw:layer="layout" svg:width="4.325cm" svg:height="0.467cm" svg:x="2.544cm" svg:y="1.771cm">
          <draw:text-box>
            <text:p text:style-name="P1"><text:span text:style-name="T2">Multiple proposed classes</text:span></text:p>
          </draw:text-box>
        </draw:frame>
        <draw:frame draw:style-name="gr1" draw:text-style-name="P2" draw:layer="layout" svg:width="0.422cm" svg:height="0.422cm" svg:x="1.909cm" svg:y="2.345cm">
          <draw:text-box>
            <text:p text:style-name="P1"><text:span text:style-name="T3">•</text:span></text:p>
          </draw:text-box>
        </draw:frame>
        <draw:frame draw:style-name="gr1" draw:text-style-name="P2" draw:layer="layout" svg:width="4.99cm" svg:height="0.467cm" svg:x="2.544cm" svg:y="2.258cm">
          <draw:text-box>
            <text:p text:style-name="P1"><text:span text:style-name="T2">Documented design decisions</text:span></text:p>
          </draw:text-box>
        </draw:frame>
        <draw:frame draw:style-name="gr1" draw:text-style-name="P2" draw:layer="layout" svg:width="0.422cm" svg:height="0.422cm" svg:x="1.909cm" svg:y="2.832cm">
          <draw:text-box>
            <text:p text:style-name="P1"><text:span text:style-name="T3">•</text:span></text:p>
          </draw:text-box>
        </draw:frame>
        <draw:frame draw:style-name="gr1" draw:text-style-name="P2" draw:layer="layout" svg:width="3.188cm" svg:height="0.467cm" svg:x="2.544cm" svg:y="2.745cm">
          <draw:text-box>
            <text:p text:style-name="P1"><text:span text:style-name="T2">Repository activity</text:span></text:p>
          </draw:text-box>
        </draw:frame>
        <draw:frame draw:style-name="gr1" draw:text-style-name="P2" draw:layer="layout" svg:width="0.422cm" svg:height="0.422cm" svg:x="1.909cm" svg:y="3.319cm">
          <draw:text-box>
            <text:p text:style-name="P1"><text:span text:style-name="T3">•</text:span></text:p>
          </draw:text-box>
        </draw:frame>
        <draw:frame draw:style-name="gr1" draw:text-style-name="P2" draw:layer="layout" svg:width="4.582cm" svg:height="0.467cm" svg:x="2.544cm" svg:y="3.231cm">
          <draw:text-box>
            <text:p text:style-name="P1"><text:span text:style-name="T2">Clear next steps for the fall</text:span></text:p>
          </draw:text-box>
        </draw:frame>
        <draw:frame draw:style-name="gr1" draw:text-style-name="P2" draw:layer="layout" svg:width="8.747cm" svg:height="0.467cm" svg:x="1.274cm" svg:y="4.205cm">
          <draw:text-box>
            <text:p text:style-name="P1"><text:span text:style-name="T2">We are building foundations, not a finished product.</text:span></text:p>
          </draw:text-box>
        </draw:frame>
        <draw:frame draw:style-name="gr1" draw:text-style-name="P2" draw:layer="layout" svg:width="2.295cm" svg:height="0.467cm" svg:x="1.274cm" svg:y="5.179cm">
          <draw:text-box>
            <text:p text:style-name="P1"><text:span text:style-name="T1">Your Report</text:span></text:p>
          </draw:text-box>
        </draw:frame>
        <draw:frame draw:style-name="gr1" draw:text-style-name="P2" draw:layer="layout" svg:width="14.319cm" svg:height="0.467cm" svg:x="1.274cm" svg:y="6.152cm">
          <draw:text-box>
            <text:p text:style-name="P1"><text:span text:style-name="T2">Below this prompt, create a bulleted list of your contributions. For each item include:</text:span></text:p>
          </draw:text-box>
        </draw:frame>
        <draw:frame draw:style-name="gr1" draw:text-style-name="P2" draw:layer="layout" svg:width="0.422cm" svg:height="0.422cm" svg:x="1.909cm" svg:y="6.727cm">
          <draw:text-box>
            <text:p text:style-name="P1"><text:span text:style-name="T3">•</text:span></text:p>
          </draw:text-box>
        </draw:frame>
        <draw:frame draw:style-name="gr1" draw:text-style-name="P2" draw:layer="layout" svg:width="2.284cm" svg:height="0.467cm" svg:x="2.544cm" svg:y="6.639cm">
          <draw:text-box>
            <text:p text:style-name="P1"><text:span text:style-name="T2">What you did</text:span></text:p>
          </draw:text-box>
        </draw:frame>
        <draw:frame draw:style-name="gr1" draw:text-style-name="P2" draw:layer="layout" svg:width="0.422cm" svg:height="0.422cm" svg:x="1.909cm" svg:y="7.214cm">
          <draw:text-box>
            <text:p text:style-name="P1"><text:span text:style-name="T3">•</text:span></text:p>
          </draw:text-box>
        </draw:frame>
        <draw:frame draw:style-name="gr1" draw:text-style-name="P2" draw:layer="layout" svg:width="7.225cm" svg:height="0.467cm" svg:x="2.544cm" svg:y="7.126cm">
          <draw:text-box>
            <text:p text:style-name="P1"><text:span text:style-name="T2">Where it is (Discord, repo, document, etc.)</text:span></text:p>
          </draw:text-box>
        </draw:frame>
        <draw:frame draw:style-name="gr1" draw:text-style-name="P2" draw:layer="layout" svg:width="0.422cm" svg:height="0.422cm" svg:x="1.909cm" svg:y="7.701cm">
          <draw:text-box>
            <text:p text:style-name="P1"><text:span text:style-name="T3">•</text:span></text:p>
          </draw:text-box>
        </draw:frame>
        <draw:frame draw:style-name="gr1" draw:text-style-name="P2" draw:layer="layout" svg:width="5.717cm" svg:height="0.467cm" svg:x="2.544cm" svg:y="7.613cm">
          <draw:text-box>
            <text:p text:style-name="P1"><text:span text:style-name="T2">How it moves the project forward</text:span></text:p>
          </draw:text-box>
        </draw:frame>
        <draw:frame draw:style-name="gr1" draw:text-style-name="P2" draw:layer="layout" svg:width="11.311cm" svg:height="0.467cm" svg:x="1.531cm" svg:y="8.185cm">
          <draw:text-box>
            <text:p text:style-name="P1"><text:span text:style-name="T2">If you need commit access to the repo, contact me, Justin, or Brady</text:span></text:p>
          </draw:text-box>
        </draw:frame>
        <draw:frame draw:style-name="gr2" draw:text-style-name="P3" draw:layer="layout" svg:width="5.987cm" svg:height="0.933cm" svg:x="1.517cm" svg:y="11.042cm">
          <draw:text-box>
            <text:p text:style-name="P1"><text:span text:style-name="T1"/></text:p>
            <text:p text:style-name="P1"><text:span text:style-name="T1">Tips for a New Project Like This</text:span></text:p>
          </draw:text-box>
        </draw:frame>
        <draw:frame draw:style-name="gr1" draw:text-style-name="P2" draw:layer="layout" svg:width="18.416cm" svg:height="0.467cm" svg:x="1.274cm" svg:y="11.994cm">
          <draw:text-box>
            <text:p text:style-name="P1"><text:span text:style-name="T2">The following are some things often suggested to help get things going when it is hard to begin. While we are </text:span></text:p>
          </draw:text-box>
        </draw:frame>
        <draw:frame draw:style-name="gr1" draw:text-style-name="P2" draw:layer="layout" svg:width="8.135cm" svg:height="0.467cm" svg:x="1.274cm" svg:y="12.481cm">
          <draw:text-box>
            <text:p text:style-name="P1"><text:span text:style-name="T2">not doing sprints, this is good for getting started.</text:span></text:p>
          </draw:text-box>
        </draw:frame>
        <draw:frame draw:style-name="gr1" draw:text-style-name="P2" draw:layer="layout" svg:width="6.301cm" svg:height="0.467cm" svg:x="1.274cm" svg:y="13.455cm">
          <draw:text-box>
            <text:p text:style-name="P1"><text:span text:style-name="T2">One-Week “Starter Sprint” Structure </text:span></text:p>
          </draw:text-box>
        </draw:frame>
        <draw:frame draw:style-name="gr1" draw:text-style-name="P2" draw:layer="layout" svg:width="6.849cm" svg:height="0.467cm" svg:x="1.274cm" svg:y="13.942cm">
          <draw:text-box>
            <text:p text:style-name="P1"><text:span text:style-name="T2">Theme: Build Foundations, Not Features</text:span></text:p>
          </draw:text-box>
        </draw:frame>
        <draw:frame draw:style-name="gr1" draw:text-style-name="P2" draw:layer="layout" svg:width="13.816cm" svg:height="0.467cm" svg:x="1.274cm" svg:y="14.915cm">
          <draw:text-box>
            <text:p text:style-name="P1"><text:span text:style-name="T2">This week is not about building the game. It is about building the project skeleton.</text:span></text:p>
          </draw:text-box>
        </draw:frame>
        <draw:frame draw:style-name="gr1" draw:text-style-name="P2" draw:layer="layout" svg:width="7.337cm" svg:height="0.467cm" svg:x="1.274cm" svg:y="15.889cm">
          <draw:text-box>
            <text:p text:style-name="P1"><text:span text:style-name="T2">Deliverables for the Week (Pick at Least 2)</text:span></text:p>
          </draw:text-box>
        </draw:frame>
        <draw:frame draw:style-name="gr1" draw:text-style-name="P2" draw:layer="layout" svg:width="13.328cm" svg:height="0.467cm" svg:x="1.274cm" svg:y="16.863cm">
          <draw:text-box>
            <text:p text:style-name="P1"><text:span text:style-name="T2">If each person completes at least two of the following, progress will take shape.</text:span></text:p>
          </draw:text-box>
        </draw:frame>
        <draw:frame draw:style-name="gr1" draw:text-style-name="P2" draw:layer="layout" svg:width="0.422cm" svg:height="0.422cm" svg:x="1.909cm" svg:y="17.437cm">
          <draw:text-box>
            <text:p text:style-name="P1"><text:span text:style-name="T3">•</text:span></text:p>
          </draw:text-box>
        </draw:frame>
        <draw:frame draw:style-name="gr1" draw:text-style-name="P2" draw:layer="layout" svg:width="10.703cm" svg:height="0.467cm" svg:x="2.544cm" svg:y="17.35cm">
          <draw:text-box>
            <text:p text:style-name="P1"><text:span text:style-name="T2">Propose one class (name, purpose, 3–5 methods, 2–4 attributes)</text:span></text:p>
          </draw:text-box>
        </draw:frame>
        <draw:frame draw:style-name="gr1" draw:text-style-name="P2" draw:layer="layout" svg:width="0.422cm" svg:height="0.422cm" svg:x="1.909cm" svg:y="17.924cm">
          <draw:text-box>
            <text:p text:style-name="P1"><text:span text:style-name="T3">•</text:span></text:p>
          </draw:text-box>
        </draw:frame>
        <draw:frame draw:style-name="gr1" draw:text-style-name="P2" draw:layer="layout" svg:width="10.552cm" svg:height="0.467cm" svg:x="2.544cm" svg:y="17.836cm">
          <draw:text-box>
            <text:p text:style-name="P1"><text:span text:style-name="T2">Draft a simple UML diagram (even hand-drawn and uploaded)</text:span></text:p>
          </draw:text-box>
        </draw:frame>
        <draw:frame draw:style-name="gr1" draw:text-style-name="P2" draw:layer="layout" svg:width="0.422cm" svg:height="0.422cm" svg:x="1.909cm" svg:y="18.411cm">
          <draw:text-box>
            <text:p text:style-name="P1"><text:span text:style-name="T3">•</text:span></text:p>
          </draw:text-box>
        </draw:frame>
        <draw:frame draw:style-name="gr1" draw:text-style-name="P2" draw:layer="layout" svg:width="7.108cm" svg:height="0.467cm" svg:x="2.544cm" svg:y="18.323cm">
          <draw:text-box>
            <text:p text:style-name="P1"><text:span text:style-name="T2">Write pseudocode for one game mechanic</text:span></text:p>
          </draw:text-box>
        </draw:frame>
        <draw:frame draw:style-name="gr1" draw:text-style-name="P2" draw:layer="layout" svg:width="0.422cm" svg:height="0.422cm" svg:x="1.909cm" svg:y="18.898cm">
          <draw:text-box>
            <text:p text:style-name="P1"><text:span text:style-name="T3">•</text:span></text:p>
          </draw:text-box>
        </draw:frame>
        <draw:frame draw:style-name="gr1" draw:text-style-name="P2" draw:layer="layout" svg:width="11.114cm" svg:height="0.467cm" svg:x="2.544cm" svg:y="18.81cm">
          <draw:text-box>
            <text:p text:style-name="P1"><text:span text:style-name="T2">Define one subsystem (e.g., scoring, player state, combat, UI flow)</text:span></text:p>
          </draw:text-box>
        </draw:frame>
        <draw:frame draw:style-name="gr1" draw:text-style-name="P2" draw:layer="layout" svg:width="0.422cm" svg:height="0.422cm" svg:x="1.909cm" svg:y="19.385cm">
          <draw:text-box>
            <text:p text:style-name="P1"><text:span text:style-name="T3">•</text:span></text:p>
          </draw:text-box>
        </draw:frame>
        <draw:frame draw:style-name="gr1" draw:text-style-name="P2" draw:layer="layout" svg:width="9.297cm" svg:height="0.467cm" svg:x="2.544cm" svg:y="19.297cm">
          <draw:text-box>
            <text:p text:style-name="P1"><text:span text:style-name="T2">Create a README section explaining part of the game</text:span></text:p>
          </draw:text-box>
        </draw:frame>
        <draw:frame draw:style-name="gr1" draw:text-style-name="P2" draw:layer="layout" svg:width="0.422cm" svg:height="0.422cm" svg:x="1.909cm" svg:y="19.871cm">
          <draw:text-box>
            <text:p text:style-name="P1"><text:span text:style-name="T3">•</text:span></text:p>
          </draw:text-box>
        </draw:frame>
        <draw:frame draw:style-name="gr1" draw:text-style-name="P2" draw:layer="layout" svg:width="11.83cm" svg:height="0.467cm" svg:x="2.544cm" svg:y="19.784cm">
          <draw:text-box>
            <text:p text:style-name="P1"><text:span text:style-name="T2">Submit a design proposal in Discord (minimum 200 thoughtful words)</text:span></text:p>
          </draw:text-box>
        </draw:frame>
        <draw:frame draw:style-name="gr1" draw:text-style-name="P2" draw:layer="layout" svg:width="0.422cm" svg:height="0.422cm" svg:x="1.909cm" svg:y="20.358cm">
          <draw:text-box>
            <text:p text:style-name="P1"><text:span text:style-name="T3">•</text:span></text:p>
          </draw:text-box>
        </draw:frame>
        <draw:frame draw:style-name="gr1" draw:text-style-name="P2" draw:layer="layout" svg:width="8.906cm" svg:height="0.467cm" svg:x="2.544cm" svg:y="20.271cm">
          <draw:text-box>
            <text:p text:style-name="P1"><text:span text:style-name="T2">Create 3–5 GitHub issues describing needed features</text:span></text:p>
          </draw:text-box>
        </draw:frame>
        <draw:frame draw:style-name="gr1" draw:text-style-name="P2" draw:layer="layout" svg:width="0.422cm" svg:height="0.422cm" svg:x="1.909cm" svg:y="20.845cm">
          <draw:text-box>
            <text:p text:style-name="P1"><text:span text:style-name="T3">•</text:span></text:p>
          </draw:text-box>
        </draw:frame>
        <draw:frame draw:style-name="gr1" draw:text-style-name="P2" draw:layer="layout" svg:width="7.594cm" svg:height="0.467cm" svg:x="2.544cm" svg:y="20.757cm">
          <draw:text-box>
            <text:p text:style-name="P1"><text:span text:style-name="T2">Review and improve someone else’s proposal</text:span></text:p>
          </draw:text-box>
        </draw:frame>
        <draw:frame draw:style-name="gr1" draw:text-style-name="P2" draw:layer="layout" svg:width="0.422cm" svg:height="0.422cm" svg:x="1.909cm" svg:y="21.332cm">
          <draw:text-box>
            <text:p text:style-name="P1"><text:span text:style-name="T3">•</text:span></text:p>
          </draw:text-box>
        </draw:frame>
        <draw:frame draw:style-name="gr1" draw:text-style-name="P2" draw:layer="layout" svg:width="7.826cm" svg:height="0.467cm" svg:x="2.544cm" svg:y="21.244cm">
          <draw:text-box>
            <text:p text:style-name="P1"><text:span text:style-name="T2">Create placeholder assets or interface sketches</text:span></text:p>
          </draw:text-box>
        </draw:frame>
        <draw:frame draw:style-name="gr1" draw:text-style-name="P2" draw:layer="layout" svg:width="0.422cm" svg:height="0.422cm" svg:x="1.909cm" svg:y="21.819cm">
          <draw:text-box>
            <text:p text:style-name="P1"><text:span text:style-name="T3">•</text:span></text:p>
          </draw:text-box>
        </draw:frame>
        <draw:frame draw:style-name="gr1" draw:text-style-name="P2" draw:layer="layout" svg:width="7.452cm" svg:height="0.467cm" svg:x="2.544cm" svg:y="21.731cm">
          <draw:text-box>
            <text:p text:style-name="P1"><text:span text:style-name="T2">Define a data structure for saving game state</text:span></text:p>
          </draw:text-box>
        </draw:frame>
        <draw:frame draw:style-name="gr1" draw:text-style-name="P2" draw:layer="layout" svg:width="0.422cm" svg:height="0.422cm" svg:x="1.909cm" svg:y="22.306cm">
          <draw:text-box>
            <text:p text:style-name="P1"><text:span text:style-name="T3">•</text:span></text:p>
          </draw:text-box>
        </draw:frame>
        <draw:frame draw:style-name="gr1" draw:text-style-name="P2" draw:layer="layout" svg:width="7.099cm" svg:height="0.467cm" svg:x="2.544cm" svg:y="22.218cm">
          <draw:text-box>
            <text:p text:style-name="P1"><text:span text:style-name="T2">This forces visible artifacts into existence.</text:span></text:p>
          </draw:text-box>
        </draw:frame>
        <draw:frame draw:style-name="gr1" draw:text-style-name="P2" draw:layer="layout" svg:width="2.552cm" svg:height="0.467cm" svg:x="1.274cm" svg:y="23.192cm">
          <draw:text-box>
            <text:p text:style-name="P1"><text:span text:style-name="T2">Take on a Role</text:span></text:p>
          </draw:text-box>
        </draw:frame>
        <draw:frame draw:style-name="gr1" draw:text-style-name="P2" draw:layer="layout" svg:width="18.419cm" svg:height="0.467cm" svg:x="1.274cm" svg:y="24.165cm">
          <draw:text-box>
            <text:p text:style-name="P1"><text:span text:style-name="T2">Need ideas? Consider how you would approach one of these roles for the week and think about what you can </text:span></text:p>
          </draw:text-box>
        </draw:frame>
        <draw:frame draw:style-name="gr1" draw:text-style-name="P2" draw:layer="layout" svg:width="3.749cm" svg:height="0.467cm" svg:x="1.274cm" svg:y="24.652cm">
          <draw:text-box>
            <text:p text:style-name="P1"><text:span text:style-name="T2">contribute in that role.</text:span></text:p>
          </draw:text-box>
        </draw:frame>
        <draw:frame draw:style-name="gr1" draw:text-style-name="P2" draw:layer="layout" svg:width="1.682cm" svg:height="0.467cm" svg:x="9.959cm" svg:y="26.197cm">
          <draw:text-box>
            <text:p text:style-name="P1"><text:span text:style-name="T2">Page 2 / 3</text:span></text:p>
          </draw:text-box>
        </draw:frame>
        <draw:frame draw:style-name="gr3" draw:text-style-name="P3" draw:layer="layout" svg:width="18.919cm" svg:height="2.331cm" svg:x="0.882cm" svg:y="9.008cm">
          <draw:text-box>
            <text:list text:style-name="L1">
              <text:list-item>
                <text:p text:style-name="P1"><text:span text:style-name="T2">Created branch for network and concurrency “department” in Github. This gives people a place to submit </text:span></text:p>
                <text:p text:style-name="P1"><text:span text:style-name="T2">code that allows for network communication and concurrent functionality.</text:span></text:p>
              </text:list-item>
              <text:list-item>
                <text:p text:style-name="P1"><text:span text:style-name="T2">Voted to use C# in poll on Discord. This helped us decide which language will be used in the front end of the</text:span></text:p>
                <text:p text:style-name="P1"><text:span text:style-name="T2">game.</text:span></text:p>
                <text:p text:style-name="P1"><text:span text:style-name="T2"/></text:p>
              </text:list-item>
            </text:list>
          </draw:text-box>
        </draw:frame>
        <draw:frame draw:style-name="gr1" draw:text-style-name="P2" draw:layer="layout" svg:width="18.419cm" svg:height="0.467cm" svg:x="4.631cm" svg:y="24.937cm">
          <draw:text-box>
            <text:p text:style-name="P1"><text:span text:style-name="T2">Need ideas? Consider how you would approach one of these roles for the week and think about what you can 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3.075cm" svg:height="0.467cm" svg:x="1.274cm" svg:y="1.284cm">
          <draw:text-box>
            <text:p text:style-name="P1"><text:span text:style-name="T2">Architecture Lead</text:span></text:p>
          </draw:text-box>
        </draw:frame>
        <draw:frame draw:style-name="gr1" draw:text-style-name="P2" draw:layer="layout" svg:width="0.422cm" svg:height="0.422cm" svg:x="1.909cm" svg:y="1.859cm">
          <draw:text-box>
            <text:p text:style-name="P1"><text:span text:style-name="T3">•</text:span></text:p>
          </draw:text-box>
        </draw:frame>
        <draw:frame draw:style-name="gr1" draw:text-style-name="P2" draw:layer="layout" svg:width="5.665cm" svg:height="0.467cm" svg:x="2.544cm" svg:y="1.771cm">
          <draw:text-box>
            <text:p text:style-name="P1"><text:span text:style-name="T2">Proposes overall project structure</text:span></text:p>
          </draw:text-box>
        </draw:frame>
        <draw:frame draw:style-name="gr1" draw:text-style-name="P2" draw:layer="layout" svg:width="0.422cm" svg:height="0.422cm" svg:x="1.909cm" svg:y="2.345cm">
          <draw:text-box>
            <text:p text:style-name="P1"><text:span text:style-name="T3">•</text:span></text:p>
          </draw:text-box>
        </draw:frame>
        <draw:frame draw:style-name="gr1" draw:text-style-name="P2" draw:layer="layout" svg:width="7.862cm" svg:height="0.467cm" svg:x="2.544cm" svg:y="2.258cm">
          <draw:text-box>
            <text:p text:style-name="P1"><text:span text:style-name="T2">Defines packages and major class relationships</text:span></text:p>
          </draw:text-box>
        </draw:frame>
        <draw:frame draw:style-name="gr1" draw:text-style-name="P2" draw:layer="layout" svg:width="0.422cm" svg:height="0.422cm" svg:x="1.909cm" svg:y="2.832cm">
          <draw:text-box>
            <text:p text:style-name="P1"><text:span text:style-name="T3">•</text:span></text:p>
          </draw:text-box>
        </draw:frame>
        <draw:frame draw:style-name="gr1" draw:text-style-name="P2" draw:layer="layout" svg:width="4.086cm" svg:height="0.467cm" svg:x="2.544cm" svg:y="2.745cm">
          <draw:text-box>
            <text:p text:style-name="P1"><text:span text:style-name="T2">Creates high-level UML</text:span></text:p>
          </draw:text-box>
        </draw:frame>
        <draw:frame draw:style-name="gr1" draw:text-style-name="P2" draw:layer="layout" svg:width="2.984cm" svg:height="0.467cm" svg:x="1.274cm" svg:y="3.718cm">
          <draw:text-box>
            <text:p text:style-name="P1"><text:span text:style-name="T2">Systems Designer</text:span></text:p>
          </draw:text-box>
        </draw:frame>
        <draw:frame draw:style-name="gr1" draw:text-style-name="P2" draw:layer="layout" svg:width="0.422cm" svg:height="0.422cm" svg:x="1.909cm" svg:y="4.293cm">
          <draw:text-box>
            <text:p text:style-name="P1"><text:span text:style-name="T3">•</text:span></text:p>
          </draw:text-box>
        </draw:frame>
        <draw:frame draw:style-name="gr1" draw:text-style-name="P2" draw:layer="layout" svg:width="5.767cm" svg:height="0.467cm" svg:x="2.544cm" svg:y="4.205cm">
          <draw:text-box>
            <text:p text:style-name="P1"><text:span text:style-name="T2">Defines game rules and mechanics</text:span></text:p>
          </draw:text-box>
        </draw:frame>
        <draw:frame draw:style-name="gr1" draw:text-style-name="P2" draw:layer="layout" svg:width="0.422cm" svg:height="0.422cm" svg:x="1.909cm" svg:y="4.78cm">
          <draw:text-box>
            <text:p text:style-name="P1"><text:span text:style-name="T3">•</text:span></text:p>
          </draw:text-box>
        </draw:frame>
        <draw:frame draw:style-name="gr1" draw:text-style-name="P2" draw:layer="layout" svg:width="6.256cm" svg:height="0.467cm" svg:x="2.544cm" svg:y="4.692cm">
          <draw:text-box>
            <text:p text:style-name="P1"><text:span text:style-name="T2">Breaks gameplay into logical systems</text:span></text:p>
          </draw:text-box>
        </draw:frame>
        <draw:frame draw:style-name="gr1" draw:text-style-name="P2" draw:layer="layout" svg:width="0.422cm" svg:height="0.422cm" svg:x="1.909cm" svg:y="5.266cm">
          <draw:text-box>
            <text:p text:style-name="P1"><text:span text:style-name="T3">•</text:span></text:p>
          </draw:text-box>
        </draw:frame>
        <draw:frame draw:style-name="gr1" draw:text-style-name="P2" draw:layer="layout" svg:width="3.777cm" svg:height="0.467cm" svg:x="2.544cm" svg:y="5.179cm">
          <draw:text-box>
            <text:p text:style-name="P1"><text:span text:style-name="T2">Documents edge cases</text:span></text:p>
          </draw:text-box>
        </draw:frame>
        <draw:frame draw:style-name="gr1" draw:text-style-name="P2" draw:layer="layout" svg:width="2.324cm" svg:height="0.467cm" svg:x="1.274cm" svg:y="6.152cm">
          <draw:text-box>
            <text:p text:style-name="P1"><text:span text:style-name="T2">Data Modeler</text:span></text:p>
          </draw:text-box>
        </draw:frame>
        <draw:frame draw:style-name="gr1" draw:text-style-name="P2" draw:layer="layout" svg:width="0.422cm" svg:height="0.422cm" svg:x="1.909cm" svg:y="6.727cm">
          <draw:text-box>
            <text:p text:style-name="P1"><text:span text:style-name="T3">•</text:span></text:p>
          </draw:text-box>
        </draw:frame>
        <draw:frame draw:style-name="gr1" draw:text-style-name="P2" draw:layer="layout" svg:width="5.471cm" svg:height="0.467cm" svg:x="2.544cm" svg:y="6.639cm">
          <draw:text-box>
            <text:p text:style-name="P1"><text:span text:style-name="T2">Defines how game state is stored</text:span></text:p>
          </draw:text-box>
        </draw:frame>
        <draw:frame draw:style-name="gr1" draw:text-style-name="P2" draw:layer="layout" svg:width="0.422cm" svg:height="0.422cm" svg:x="1.909cm" svg:y="7.214cm">
          <draw:text-box>
            <text:p text:style-name="P1"><text:span text:style-name="T3">•</text:span></text:p>
          </draw:text-box>
        </draw:frame>
        <draw:frame draw:style-name="gr1" draw:text-style-name="P2" draw:layer="layout" svg:width="5.596cm" svg:height="0.467cm" svg:x="2.544cm" svg:y="7.126cm">
          <draw:text-box>
            <text:p text:style-name="P1"><text:span text:style-name="T2">Designs objects and relationships</text:span></text:p>
          </draw:text-box>
        </draw:frame>
        <draw:frame draw:style-name="gr1" draw:text-style-name="P2" draw:layer="layout" svg:width="0.422cm" svg:height="0.422cm" svg:x="1.909cm" svg:y="7.701cm">
          <draw:text-box>
            <text:p text:style-name="P1"><text:span text:style-name="T3">•</text:span></text:p>
          </draw:text-box>
        </draw:frame>
        <draw:frame draw:style-name="gr1" draw:text-style-name="P2" draw:layer="layout" svg:width="5.64cm" svg:height="0.467cm" svg:x="2.544cm" svg:y="7.613cm">
          <draw:text-box>
            <text:p text:style-name="P1"><text:span text:style-name="T2">Plans serialization/saving strategy</text:span></text:p>
          </draw:text-box>
        </draw:frame>
        <draw:frame draw:style-name="gr1" draw:text-style-name="P2" draw:layer="layout" svg:width="3.561cm" svg:height="0.467cm" svg:x="1.274cm" svg:y="8.587cm">
          <draw:text-box>
            <text:p text:style-name="P1"><text:span text:style-name="T2">Gameplay Developer</text:span></text:p>
          </draw:text-box>
        </draw:frame>
        <draw:frame draw:style-name="gr1" draw:text-style-name="P2" draw:layer="layout" svg:width="0.422cm" svg:height="0.422cm" svg:x="1.909cm" svg:y="9.161cm">
          <draw:text-box>
            <text:p text:style-name="P1"><text:span text:style-name="T3">•</text:span></text:p>
          </draw:text-box>
        </draw:frame>
        <draw:frame draw:style-name="gr1" draw:text-style-name="P2" draw:layer="layout" svg:width="6.316cm" svg:height="0.467cm" svg:x="2.544cm" svg:y="9.073cm">
          <draw:text-box>
            <text:p text:style-name="P1"><text:span text:style-name="T2">Writes pseudocode or prototype logic</text:span></text:p>
          </draw:text-box>
        </draw:frame>
        <draw:frame draw:style-name="gr1" draw:text-style-name="P2" draw:layer="layout" svg:width="0.422cm" svg:height="0.422cm" svg:x="1.909cm" svg:y="9.648cm">
          <draw:text-box>
            <text:p text:style-name="P1"><text:span text:style-name="T3">•</text:span></text:p>
          </draw:text-box>
        </draw:frame>
        <draw:frame draw:style-name="gr1" draw:text-style-name="P2" draw:layer="layout" svg:width="7.296cm" svg:height="0.467cm" svg:x="2.544cm" svg:y="9.56cm">
          <draw:text-box>
            <text:p text:style-name="P1"><text:span text:style-name="T2">Experiments in isolation (small test classes)</text:span></text:p>
          </draw:text-box>
        </draw:frame>
        <draw:frame draw:style-name="gr1" draw:text-style-name="P2" draw:layer="layout" svg:width="3.454cm" svg:height="0.467cm" svg:x="1.274cm" svg:y="10.534cm">
          <draw:text-box>
            <text:p text:style-name="P1"><text:span text:style-name="T2">Test &amp; Quality Lead</text:span></text:p>
          </draw:text-box>
        </draw:frame>
        <draw:frame draw:style-name="gr1" draw:text-style-name="P2" draw:layer="layout" svg:width="0.422cm" svg:height="0.422cm" svg:x="1.909cm" svg:y="11.108cm">
          <draw:text-box>
            <text:p text:style-name="P1"><text:span text:style-name="T3">•</text:span></text:p>
          </draw:text-box>
        </draw:frame>
        <draw:frame draw:style-name="gr1" draw:text-style-name="P2" draw:layer="layout" svg:width="5.173cm" svg:height="0.467cm" svg:x="2.544cm" svg:y="11.021cm">
          <draw:text-box>
            <text:p text:style-name="P1"><text:span text:style-name="T2">Defines what “working” means</text:span></text:p>
          </draw:text-box>
        </draw:frame>
        <draw:frame draw:style-name="gr1" draw:text-style-name="P2" draw:layer="layout" svg:width="0.422cm" svg:height="0.422cm" svg:x="1.909cm" svg:y="11.595cm">
          <draw:text-box>
            <text:p text:style-name="P1"><text:span text:style-name="T3">•</text:span></text:p>
          </draw:text-box>
        </draw:frame>
        <draw:frame draw:style-name="gr1" draw:text-style-name="P2" draw:layer="layout" svg:width="3.474cm" svg:height="0.467cm" svg:x="2.544cm" svg:y="11.508cm">
          <draw:text-box>
            <text:p text:style-name="P1"><text:span text:style-name="T2">Writes test scenarios</text:span></text:p>
          </draw:text-box>
        </draw:frame>
        <draw:frame draw:style-name="gr1" draw:text-style-name="P2" draw:layer="layout" svg:width="0.422cm" svg:height="0.422cm" svg:x="1.909cm" svg:y="12.082cm">
          <draw:text-box>
            <text:p text:style-name="P1"><text:span text:style-name="T3">•</text:span></text:p>
          </draw:text-box>
        </draw:frame>
        <draw:frame draw:style-name="gr1" draw:text-style-name="P2" draw:layer="layout" svg:width="3.742cm" svg:height="0.467cm" svg:x="2.544cm" svg:y="11.994cm">
          <draw:text-box>
            <text:p text:style-name="P1"><text:span text:style-name="T2">Identifies failure cases</text:span></text:p>
          </draw:text-box>
        </draw:frame>
        <draw:frame draw:style-name="gr1" draw:text-style-name="P2" draw:layer="layout" svg:width="3.539cm" svg:height="0.467cm" svg:x="1.274cm" svg:y="12.968cm">
          <draw:text-box>
            <text:p text:style-name="P1"><text:span text:style-name="T2">Documentation Lead</text:span></text:p>
          </draw:text-box>
        </draw:frame>
        <draw:frame draw:style-name="gr1" draw:text-style-name="P2" draw:layer="layout" svg:width="0.422cm" svg:height="0.422cm" svg:x="1.909cm" svg:y="13.543cm">
          <draw:text-box>
            <text:p text:style-name="P1"><text:span text:style-name="T3">•</text:span></text:p>
          </draw:text-box>
        </draw:frame>
        <draw:frame draw:style-name="gr1" draw:text-style-name="P2" draw:layer="layout" svg:width="3.568cm" svg:height="0.467cm" svg:x="2.544cm" svg:y="13.455cm">
          <draw:text-box>
            <text:p text:style-name="P1"><text:span text:style-name="T2">Organizes README</text:span></text:p>
          </draw:text-box>
        </draw:frame>
        <draw:frame draw:style-name="gr1" draw:text-style-name="P2" draw:layer="layout" svg:width="0.422cm" svg:height="0.422cm" svg:x="1.909cm" svg:y="14.029cm">
          <draw:text-box>
            <text:p text:style-name="P1"><text:span text:style-name="T3">•</text:span></text:p>
          </draw:text-box>
        </draw:frame>
        <draw:frame draw:style-name="gr1" draw:text-style-name="P2" draw:layer="layout" svg:width="3.715cm" svg:height="0.467cm" svg:x="2.544cm" svg:y="13.942cm">
          <draw:text-box>
            <text:p text:style-name="P1"><text:span text:style-name="T2">Summarizes decisions</text:span></text:p>
          </draw:text-box>
        </draw:frame>
        <draw:frame draw:style-name="gr1" draw:text-style-name="P2" draw:layer="layout" svg:width="0.422cm" svg:height="0.422cm" svg:x="1.909cm" svg:y="14.516cm">
          <draw:text-box>
            <text:p text:style-name="P1"><text:span text:style-name="T3">•</text:span></text:p>
          </draw:text-box>
        </draw:frame>
        <draw:frame draw:style-name="gr1" draw:text-style-name="P2" draw:layer="layout" svg:width="6.026cm" svg:height="0.467cm" svg:x="2.544cm" svg:y="14.429cm">
          <draw:text-box>
            <text:p text:style-name="P1"><text:span text:style-name="T2">Maintains clarity in Discord threads</text:span></text:p>
          </draw:text-box>
        </draw:frame>
        <draw:frame draw:style-name="gr1" draw:text-style-name="P2" draw:layer="layout" svg:width="16.645cm" svg:height="0.467cm" svg:x="1.274cm" svg:y="15.402cm">
          <draw:text-box>
            <text:p text:style-name="P1"><text:span text:style-name="T2">You do not need permission to act in a role, and you never know what skills you will find by acting.</text:span></text:p>
          </draw:text-box>
        </draw:frame>
        <draw:frame draw:style-name="gr1" draw:text-style-name="P2" draw:layer="layout" svg:width="4.635cm" svg:height="0.467cm" svg:x="1.274cm" svg:y="16.376cm">
          <draw:text-box>
            <text:p text:style-name="P1"><text:span text:style-name="T2">Forcing-Function Checklist</text:span></text:p>
          </draw:text-box>
        </draw:frame>
        <draw:frame draw:style-name="gr1" draw:text-style-name="P2" draw:layer="layout" svg:width="10.852cm" svg:height="0.467cm" svg:x="1.274cm" svg:y="17.35cm">
          <draw:text-box>
            <text:p text:style-name="P1"><text:span text:style-name="T2">By the end of the week, the repository and Discord should show:</text:span></text:p>
          </draw:text-box>
        </draw:frame>
        <draw:frame draw:style-name="gr1" draw:text-style-name="P2" draw:layer="layout" svg:width="0.422cm" svg:height="0.422cm" svg:x="1.909cm" svg:y="17.924cm">
          <draw:text-box>
            <text:p text:style-name="P1"><text:span text:style-name="T3">•</text:span></text:p>
          </draw:text-box>
        </draw:frame>
        <draw:frame draw:style-name="gr1" draw:text-style-name="P2" draw:layer="layout" svg:width="9.171cm" svg:height="0.467cm" svg:x="2.544cm" svg:y="17.836cm">
          <draw:text-box>
            <text:p text:style-name="P1"><text:span text:style-name="T2">At least 15 new artifacts total (combined from classes)</text:span></text:p>
          </draw:text-box>
        </draw:frame>
        <draw:frame draw:style-name="gr1" draw:text-style-name="P2" draw:layer="layout" svg:width="0.422cm" svg:height="0.422cm" svg:x="1.909cm" svg:y="18.411cm">
          <draw:text-box>
            <text:p text:style-name="P1"><text:span text:style-name="T3">•</text:span></text:p>
          </draw:text-box>
        </draw:frame>
        <draw:frame draw:style-name="gr1" draw:text-style-name="P2" draw:layer="layout" svg:width="7.191cm" svg:height="0.467cm" svg:x="2.544cm" svg:y="18.323cm">
          <draw:text-box>
            <text:p text:style-name="P1"><text:span text:style-name="T2">At least one new class proposal per student</text:span></text:p>
          </draw:text-box>
        </draw:frame>
        <draw:frame draw:style-name="gr1" draw:text-style-name="P2" draw:layer="layout" svg:width="0.422cm" svg:height="0.422cm" svg:x="1.909cm" svg:y="18.898cm">
          <draw:text-box>
            <text:p text:style-name="P1"><text:span text:style-name="T3">•</text:span></text:p>
          </draw:text-box>
        </draw:frame>
        <draw:frame draw:style-name="gr1" draw:text-style-name="P2" draw:layer="layout" svg:width="6.175cm" svg:height="0.467cm" svg:x="2.544cm" svg:y="18.81cm">
          <draw:text-box>
            <text:p text:style-name="P1"><text:span text:style-name="T2">At least one design discussion thread</text:span></text:p>
          </draw:text-box>
        </draw:frame>
        <draw:frame draw:style-name="gr1" draw:text-style-name="P2" draw:layer="layout" svg:width="0.422cm" svg:height="0.422cm" svg:x="1.909cm" svg:y="19.385cm">
          <draw:text-box>
            <text:p text:style-name="P1"><text:span text:style-name="T3">•</text:span></text:p>
          </draw:text-box>
        </draw:frame>
        <draw:frame draw:style-name="gr1" draw:text-style-name="P2" draw:layer="layout" svg:width="8.406cm" svg:height="0.467cm" svg:x="2.544cm" svg:y="19.297cm">
          <draw:text-box>
            <text:p text:style-name="P1"><text:span text:style-name="T2">At least one disagreement resolved with reasoning</text:span></text:p>
          </draw:text-box>
        </draw:frame>
        <draw:frame draw:style-name="gr1" draw:text-style-name="P2" draw:layer="layout" svg:width="0.422cm" svg:height="0.422cm" svg:x="1.909cm" svg:y="19.871cm">
          <draw:text-box>
            <text:p text:style-name="P1"><text:span text:style-name="T3">•</text:span></text:p>
          </draw:text-box>
        </draw:frame>
        <draw:frame draw:style-name="gr1" draw:text-style-name="P2" draw:layer="layout" svg:width="8.138cm" svg:height="0.467cm" svg:x="2.544cm" svg:y="19.784cm">
          <draw:text-box>
            <text:p text:style-name="P1"><text:span text:style-name="T2">Visible repo activity (commits, issues, branches)</text:span></text:p>
          </draw:text-box>
        </draw:frame>
        <draw:frame draw:style-name="gr1" draw:text-style-name="P2" draw:layer="layout" svg:width="1.682cm" svg:height="0.467cm" svg:x="9.959cm" svg:y="26.197cm">
          <draw:text-box>
            <text:p text:style-name="P1"><text:span text:style-name="T2">Page 3 / 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Noto Sans" svg:font-family="'Noto Sans'" style:font-family-generic="roman" style:font-pitch="variable"/>
    <style:font-face style:name="OpenSymbol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24pt" fo:language="en" fo:country="US" style:font-name-asian="Adwaita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.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6-03-08T00:12:07.215742239</meta:print-date>
    <meta:printed-by>PDF files</meta:printed-by>
    <dc:date>2026-03-08T00:13:05.970214899</dc:date>
    <meta:editing-duration>PT58S</meta:editing-duration>
    <meta:editing-cycles>1</meta:editing-cycles>
    <meta:document-statistic meta:object-count="166"/>
    <meta:generator>LibreOffice/26.2.1.2$Linux_X86_64 LibreOffice_project/620$Build-2</meta:generator>
  </office:meta>
</office:document-meta>
</file>